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50000033740000201D45A94C6EC47F971B.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17.625cm" table:align="right"/>
    </style:style>
    <style:style style:name="Table1.A" style:family="table-column">
      <style:table-column-properties style:column-width="7.253cm"/>
    </style:style>
    <style:style style:name="Table1.B" style:family="table-column">
      <style:table-column-properties style:column-width="10.372cm"/>
    </style:style>
    <style:style style:name="Table1.A1" style:family="table-cell">
      <style:table-cell-properties fo:padding-left="0.123cm" fo:padding-right="0.123cm" fo:padding-top="0cm" fo:padding-bottom="0cm" fo:border="none" style:writing-mode="lr-tb"/>
    </style:style>
    <style:style style:name="Table2" style:family="table">
      <style:table-properties style:width="12.501cm" fo:margin-left="1.625cm" table:align="left"/>
    </style:style>
    <style:style style:name="Table2.A" style:family="table-column">
      <style:table-column-properties style:column-width="5.415cm"/>
    </style:style>
    <style:style style:name="Table2.B" style:family="table-column">
      <style:table-column-properties style:column-width="7.086cm"/>
    </style:style>
    <style:style style:name="Table2.A1" style:family="table-cell">
      <style:table-cell-properties fo:padding-left="0.123cm" fo:padding-right="0.123cm" fo:padding-top="0cm" fo:padding-bottom="0cm" fo:border="0.5pt solid #000000" style:writing-mode="lr-tb"/>
    </style:style>
    <style:style style:name="Table2.3" style:family="table-row">
      <style:table-row-properties style:min-row-height="0.728cm"/>
    </style:style>
    <style:style style:name="Table2.A3"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P1" style:family="paragraph" style:parent-style-name="En-tête">
      <style:paragraph-properties fo:margin-left="0cm" fo:margin-right="0.635cm" fo:text-indent="0cm" style:auto-text-indent="false"/>
    </style:style>
    <style:style style:name="P2" style:family="paragraph" style:parent-style-name="En-tête">
      <style:paragraph-properties fo:margin-left="8.234cm" fo:margin-right="0cm" fo:text-indent="6.752cm" style:auto-text-indent="false">
        <style:tab-stops>
          <style:tab-stop style:position="-0.233cm" style:type="center"/>
          <style:tab-stop style:position="7.768cm" style:type="right"/>
        </style:tab-stops>
      </style:paragraph-properties>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autospace="none">
        <style:tab-stops>
          <style:tab-stop style:position="8.001cm" style:type="center"/>
          <style:tab-stop style:position="16.002cm" style:type="right"/>
        </style:tab-stops>
      </style:paragraph-properties>
    </style:style>
    <style:style style:name="P5" style:family="paragraph" style:parent-style-name="Normal">
      <style:paragraph-properties fo:text-align="center" style:justify-single-word="false">
        <style:tab-stops>
          <style:tab-stop style:position="5.001cm"/>
        </style:tab-stops>
      </style:paragraph-properties>
    </style:style>
    <style:style style:name="P6" style:family="paragraph" style:parent-style-name="Normal">
      <style:paragraph-properties fo:text-align="center" style:justify-single-word="false">
        <style:tab-stops>
          <style:tab-stop style:position="8.001cm" style:type="center"/>
          <style:tab-stop style:position="16.002cm" style:type="right"/>
        </style:tab-stops>
      </style:paragraph-properties>
      <style:text-properties fo:font-size="8pt" style:font-size-asian="8pt" style:font-size-complex="8pt"/>
    </style:style>
    <style:style style:name="P7" style:family="paragraph" style:parent-style-name="Normal">
      <style:text-properties fo:font-size="9pt" style:font-size-asian="9pt" style:font-size-complex="9pt"/>
    </style:style>
    <style:style style:name="P8" style:family="paragraph" style:parent-style-name="Normal">
      <style:text-properties fo:font-size="14pt" style:font-size-asian="14pt" style:font-size-complex="14pt" style:font-weight-complex="bold"/>
    </style:style>
    <style:style style:name="P9" style:family="paragraph" style:parent-style-name="Normal">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10" style:family="paragraph" style:parent-style-name="Normal">
      <style:paragraph-properties fo:text-align="center" style:justify-single-word="false"/>
      <style:text-properties fo:language="en" fo:country="GB" fo:font-weight="bold" style:font-weight-asian="bold"/>
    </style:style>
    <style:style style:name="P11" style:family="paragraph" style:parent-style-name="Normal">
      <style:text-properties fo:font-weight="bold" style:font-weight-asian="bold" style:font-weight-complex="bold"/>
    </style:style>
    <style:style style:name="P12" style:family="paragraph" style:parent-style-name="Normal">
      <style:paragraph-properties fo:line-height="0.423cm"/>
      <style:text-properties fo:font-weight="bold" style:font-weight-asian="bold" style:font-weight-complex="bold"/>
    </style:style>
    <style:style style:name="P13" style:family="paragraph" style:parent-style-name="Normal">
      <style:paragraph-properties fo:text-align="justify" style:justify-single-word="false"/>
      <style:text-properties fo:font-weight="bold" style:font-weight-asian="bold" style:font-weight-complex="bold"/>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ab-stops>
          <style:tab-stop style:position="1.501cm"/>
        </style:tab-stops>
      </style:paragraph-properties>
    </style:style>
    <style:style style:name="P16" style:family="paragraph" style:parent-style-name="Normal">
      <style:paragraph-properties fo:text-align="justify" style:justify-single-word="false">
        <style:tab-stops>
          <style:tab-stop style:position="2.501cm"/>
        </style:tab-stops>
      </style:paragraph-properties>
    </style:style>
    <style:style style:name="P17" style:family="paragraph" style:parent-style-name="Normal">
      <style:paragraph-properties fo:text-align="justify" style:justify-single-word="false">
        <style:tab-stops>
          <style:tab-stop style:position="1.752cm"/>
        </style:tab-stops>
      </style:paragraph-properties>
    </style:style>
    <style:style style:name="P18" style:family="paragraph" style:parent-style-name="Normal">
      <style:paragraph-properties fo:text-align="justify" style:justify-single-word="false">
        <style:tab-stops>
          <style:tab-stop style:position="7.001cm"/>
          <style:tab-stop style:position="12.002cm"/>
        </style:tab-stops>
      </style:paragraph-properties>
    </style:style>
    <style:style style:name="P19" style:family="paragraph" style:parent-style-name="Normal">
      <style:paragraph-properties fo:text-align="justify" style:justify-single-word="false">
        <style:tab-stops>
          <style:tab-stop style:position="6.001cm"/>
          <style:tab-stop style:position="12.002cm"/>
        </style:tab-stops>
      </style:paragraph-properties>
    </style:style>
    <style:style style:name="P20" style:family="paragraph" style:parent-style-name="Normal">
      <style:paragraph-properties fo:text-align="justify" style:justify-single-word="false">
        <style:tab-stops>
          <style:tab-stop style:position="2.501cm"/>
          <style:tab-stop style:position="11.502cm"/>
        </style:tab-stops>
      </style:paragraph-properties>
    </style:style>
    <style:style style:name="P21" style:family="paragraph" style:parent-style-name="Normal">
      <style:paragraph-properties fo:text-align="justify" style:justify-single-word="false">
        <style:tab-stops>
          <style:tab-stop style:position="6.001cm"/>
          <style:tab-stop style:position="11.502cm"/>
        </style:tab-stops>
      </style:paragraph-properties>
    </style:style>
    <style:style style:name="P22" style:family="paragraph" style:parent-style-name="Normal">
      <style:paragraph-properties fo:line-height="0.423cm" fo:text-align="center" style:justify-single-word="false">
        <style:tab-stops>
          <style:tab-stop style:position="2cm"/>
        </style:tab-stops>
      </style:paragraph-properties>
      <style:text-properties fo:background-color="#00ff00"/>
    </style:style>
    <style:style style:name="P23" style:family="paragraph" style:parent-style-name="Normal">
      <style:paragraph-properties fo:line-height="0.423cm" fo:text-align="center" style:justify-single-word="false">
        <style:tab-stops>
          <style:tab-stop style:position="2cm"/>
        </style:tab-stops>
      </style:paragraph-properties>
    </style:style>
    <style:style style:name="P24" style:family="paragraph" style:parent-style-name="Normal">
      <style:paragraph-properties fo:line-height="0.423cm" fo:text-align="justify" style:justify-single-word="false">
        <style:tab-stops>
          <style:tab-stop style:position="1.251cm"/>
        </style:tab-stops>
      </style:paragraph-properties>
    </style:style>
    <style:style style:name="P25" style:family="paragraph" style:parent-style-name="Normal">
      <style:paragraph-properties fo:line-height="0.423cm" fo:text-align="justify" style:justify-single-word="false">
        <style:tab-stops>
          <style:tab-stop style:position="2cm"/>
        </style:tab-stops>
      </style:paragraph-properties>
    </style:style>
    <style:style style:name="P26" style:family="paragraph" style:parent-style-name="Normal">
      <style:paragraph-properties fo:text-align="justify" style:justify-single-word="false">
        <style:tab-stops>
          <style:tab-stop style:position="2.501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7" style:family="paragraph" style:parent-style-name="En-tête">
      <style:paragraph-properties fo:text-align="center" style:justify-single-word="false"/>
    </style:style>
    <style:style style:name="P28" style:family="paragraph" style:parent-style-name="En-tête">
      <style:paragraph-properties fo:text-align="center" style:justify-single-word="false">
        <style:tab-stops>
          <style:tab-stop style:position="0.25cm" style:type="center"/>
          <style:tab-stop style:position="6.251cm"/>
          <style:tab-stop style:position="10.001cm" style:type="center"/>
        </style:tab-stops>
      </style:paragraph-properties>
    </style:style>
    <style:style style:name="P29" style:family="paragraph" style:parent-style-name="En-tête">
      <style:paragraph-properties>
        <style:tab-stops>
          <style:tab-stop style:position="10.001cm" style:type="center"/>
        </style:tab-stops>
      </style:paragraph-properties>
    </style:style>
    <style:style style:name="P30" style:family="paragraph" style:parent-style-name="En-tête">
      <style:paragraph-properties fo:text-align="center" style:justify-single-word="false">
        <style:tab-stops>
          <style:tab-stop style:position="10.001cm" style:type="center"/>
        </style:tab-stops>
      </style:paragraph-properties>
      <style:text-properties fo:letter-spacing="0.071cm" fo:text-shadow="1pt 1pt" fo:font-weight="bold" style:font-weight-asian="bold"/>
    </style:style>
    <style:style style:name="P31" style:family="paragraph" style:parent-style-name="En-tête">
      <style:paragraph-properties fo:text-align="center" style:justify-single-word="false">
        <style:tab-stops>
          <style:tab-stop style:position="0.25cm" style:type="center"/>
          <style:tab-stop style:position="6.251cm"/>
          <style:tab-stop style:position="10.001cm" style:type="center"/>
        </style:tab-stops>
      </style:paragraph-properties>
      <style:text-properties fo:font-size="8pt" style:font-size-asian="8pt" style:font-size-complex="8pt"/>
    </style:style>
    <style:style style:name="P32" style:family="paragraph" style:parent-style-name="En-tête">
      <style:paragraph-properties fo:text-align="justify" style:justify-single-word="false">
        <style:tab-stops>
          <style:tab-stop style:position="1.249cm"/>
          <style:tab-stop style:position="8.001cm" style:type="center"/>
          <style:tab-stop style:position="16.002cm" style:type="right"/>
        </style:tab-stops>
      </style:paragraph-properties>
    </style:style>
    <style:style style:name="P33" style:family="paragraph" style:parent-style-name="Normal">
      <style:paragraph-properties fo:text-align="justify" style:justify-single-word="false" fo:break-before="page">
        <style:tab-stops>
          <style:tab-stop style:position="2.501cm"/>
        </style:tab-stops>
      </style:paragraph-properties>
    </style:style>
    <style:style style:name="P34" style:family="paragraph" style:parent-style-name="En-tête">
      <style:paragraph-properties fo:margin-left="3.877cm" fo:margin-right="0cm" fo:text-indent="0cm" style:auto-text-indent="false">
        <style:tab-stops>
          <style:tab-stop style:position="-3.627cm" style:type="center"/>
          <style:tab-stop style:position="2.374cm"/>
          <style:tab-stop style:position="6.124cm" style:type="center"/>
        </style:tab-stops>
      </style:paragraph-properties>
      <style:text-properties fo:font-size="8pt" fo:font-weight="bold" style:font-size-asian="8pt" style:font-weight-asian="bold" style:font-size-complex="8pt" style:font-weight-complex="bold"/>
    </style:style>
    <style:style style:name="P35" style:family="paragraph" style:parent-style-name="Normal">
      <style:paragraph-properties fo:keep-with-next="always"/>
    </style:style>
    <style:style style:name="P36" style:family="paragraph" style:parent-style-name="Normal">
      <style:paragraph-properties fo:margin-left="0cm" fo:margin-right="0cm" fo:text-indent="1cm" style:auto-text-indent="false"/>
    </style:style>
    <style:style style:name="P37" style:family="paragraph" style:parent-style-name="Normal">
      <style:paragraph-properties fo:margin-left="0cm" fo:margin-right="0cm" fo:text-align="justify" style:justify-single-word="false" fo:text-indent="1cm" style:auto-text-indent="false"/>
    </style:style>
    <style:style style:name="P38" style:family="paragraph" style:parent-style-name="Normal">
      <style:paragraph-properties fo:margin-left="0cm" fo:margin-right="0cm" fo:text-align="justify" style:justify-single-word="false" fo:text-indent="1cm" style:auto-text-indent="false">
        <style:tab-stops>
          <style:tab-stop style:position="2.752cm"/>
        </style:tab-stops>
      </style:paragraph-properties>
    </style:style>
    <style:style style:name="P39" style:family="paragraph" style:parent-style-name="Normal">
      <style:paragraph-properties fo:margin-left="0cm" fo:margin-right="0cm" fo:line-height="0.423cm" fo:text-align="justify" style:justify-single-word="false" fo:text-indent="1cm" style:auto-text-indent="false">
        <style:tab-stops>
          <style:tab-stop style:position="2cm"/>
        </style:tab-stops>
      </style:paragraph-properties>
    </style:style>
    <style:style style:name="P40" style:family="paragraph" style:parent-style-name="Normal">
      <style:paragraph-properties fo:margin-left="0cm" fo:margin-right="0cm" fo:text-align="justify" style:justify-single-word="false" fo:text-indent="1cm" style:auto-text-indent="false"/>
      <style:text-properties fo:font-weight="bold" style:font-weight-asian="bold" style:font-weight-complex="bold"/>
    </style:style>
    <style:style style:name="P41" style:family="paragraph" style:parent-style-name="Corps_20_de_20_texte">
      <style:paragraph-properties fo:margin-left="0cm" fo:margin-right="0cm" fo:margin-top="0cm" fo:margin-bottom="0.212cm" loext:contextual-spacing="false" fo:text-indent="1cm" style:auto-text-indent="false">
        <style:tab-stops/>
      </style:paragraph-properties>
    </style:style>
    <style:style style:name="P42" style:family="paragraph" style:parent-style-name="Corps_20_de_20_texte">
      <style:paragraph-properties fo:margin-left="0cm" fo:margin-right="0cm" fo:text-indent="1cm" style:auto-text-indent="false">
        <style:tab-stops>
          <style:tab-stop style:position="0cm"/>
        </style:tab-stops>
      </style:paragraph-properties>
    </style:style>
    <style:style style:name="P43" style:family="paragraph" style:parent-style-name="Corps_20_de_20_texte">
      <style:paragraph-properties fo:margin-left="0cm" fo:margin-right="0cm" fo:text-indent="1cm" style:auto-text-indent="false">
        <style:tab-stops/>
      </style:paragraph-properties>
    </style:style>
    <style:style style:name="P44" style:family="paragraph" style:parent-style-name="Corps_20_de_20_texte">
      <style:paragraph-properties fo:margin-top="0.106cm" fo:margin-bottom="0.106cm" loext:contextual-spacing="false">
        <style:tab-stops>
          <style:tab-stop style:position="0cm"/>
          <style:tab-stop style:position="2.501cm"/>
        </style:tab-stops>
      </style:paragraph-properties>
      <style:text-properties fo:text-transform="uppercase" fo:font-weight="bold" style:font-weight-asian="bold"/>
    </style:style>
    <style:style style:name="P45" style:family="paragraph" style:parent-style-name="Corps_20_de_20_texte">
      <style:paragraph-properties fo:margin-top="0.106cm" fo:margin-bottom="0.106cm" loext:contextual-spacing="false">
        <style:tab-stops>
          <style:tab-stop style:position="0cm"/>
          <style:tab-stop style:position="2.501cm"/>
        </style:tab-stops>
      </style:paragraph-properties>
      <style:text-properties fo:text-transform="uppercase" fo:font-weight="bold" style:font-weight-asian="bold" style:font-weight-complex="bold"/>
    </style:style>
    <style:style style:name="P46" style:family="paragraph" style:parent-style-name="Corps_20_de_20_texte">
      <style:text-properties fo:font-size="8pt" style:font-size-asian="8pt" style:font-size-complex="8pt"/>
    </style:style>
    <style:style style:name="P47" style:family="paragraph" style:parent-style-name="Normal">
      <style:paragraph-properties fo:text-align="justify" style:justify-single-word="false" fo:padding-left="0.141cm" fo:padding-right="0.141cm" fo:padding-top="0.035cm" fo:padding-bottom="0.035cm" fo:border="1.5pt solid #000000" style:shadow="none">
        <style:tab-stops>
          <style:tab-stop style:position="2.501cm"/>
        </style:tab-stops>
      </style:paragraph-properties>
    </style:style>
    <style:style style:name="P48" style:family="paragraph" style:parent-style-name="Normal">
      <style:paragraph-properties fo:text-align="center" style:justify-single-word="false" fo:padding-left="0.141cm" fo:padding-right="0.141cm" fo:padding-top="0.035cm" fo:padding-bottom="0.035cm" fo:border="1.5pt solid #000000" style:shadow="none">
        <style:tab-stops>
          <style:tab-stop style:position="2.501cm"/>
        </style:tab-stops>
      </style:paragraph-properties>
      <style:text-properties fo:font-weight="bold" style:font-weight-asian="bold" style:font-weight-complex="bold"/>
    </style:style>
    <style:style style:name="P49" style:family="paragraph" style:parent-style-name="Standard">
      <style:text-properties officeooo:paragraph-rsid="00148846"/>
    </style:style>
    <style:style style:name="P50" style:family="paragraph" style:parent-style-name="Standard">
      <style:paragraph-properties>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officeooo:rsid="001c2a7e" officeooo:paragraph-rsid="001c2a7e"/>
    </style:style>
    <style:style style:name="P51" style:family="paragraph" style:parent-style-name="En-tête" style:list-style-name="L1">
      <style:paragraph-properties fo:text-align="justify" style:justify-single-word="false"/>
    </style:style>
    <style:style style:name="P52" style:family="paragraph" style:parent-style-name="En-tête" style:master-page-name="MPF0">
      <style:paragraph-properties fo:text-align="end" style:justify-single-word="false" style:page-number="auto" fo:break-before="page">
        <style:tab-stops>
          <style:tab-stop style:position="10.001cm" style:type="center"/>
        </style:tab-stops>
      </style:paragraph-properties>
    </style:style>
    <style:style style:name="P53" style:family="paragraph" style:parent-style-name="Normal" style:list-style-name="L2">
      <style:paragraph-properties fo:text-align="justify" style:justify-single-word="false"/>
      <style:text-properties fo:font-size="11pt" style:font-size-asian="11pt" style:font-size-complex="11pt"/>
    </style:style>
    <style:style style:name="P54" style:family="paragraph" style:parent-style-name="Titre_20_2">
      <style:paragraph-properties fo:margin-top="0cm" fo:margin-bottom="0.212cm" loext:contextual-spacing="false" fo:line-height="100%"/>
    </style:style>
    <style:style style:name="P55" style:family="paragraph" style:parent-style-name="Titre_20_2">
      <style:paragraph-properties fo:break-before="page"/>
    </style:style>
    <style:style style:name="P56" style:family="paragraph" style:parent-style-name="Titre_20_7" style:master-page-name="MP1">
      <style:paragraph-properties style:page-number="auto" fo:break-before="page"/>
    </style:style>
    <style:style style:name="P57" style:family="paragraph" style:parent-style-name="Standard">
      <style:paragraph-properties>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officeooo:rsid="0016319b" officeooo:paragraph-rsid="001a85ec"/>
    </style:style>
    <style:style style:name="P58" style:family="paragraph" style:parent-style-name="Standard">
      <style:paragraph-properties>
        <style:tab-stops>
          <style:tab-stop style:position="0.501cm"/>
          <style:tab-stop style:position="1cm"/>
          <style:tab-stop style:position="1.501cm"/>
          <style:tab-stop style:position="2.002cm"/>
          <style:tab-stop style:position="2.501cm"/>
          <style:tab-stop style:position="3.002cm"/>
          <style:tab-stop style:position="3.501cm"/>
          <style:tab-stop style:position="4.001cm"/>
          <style:tab-stop style:position="4.501cm"/>
          <style:tab-stop style:position="5.001cm"/>
          <style:tab-stop style:position="5.502cm"/>
          <style:tab-stop style:position="6.003cm"/>
          <style:tab-stop style:position="6.502cm"/>
          <style:tab-stop style:position="7.003cm"/>
          <style:tab-stop style:position="7.502cm"/>
          <style:tab-stop style:position="8.001cm"/>
          <style:tab-stop style:position="8.502cm"/>
          <style:tab-stop style:position="9.001cm"/>
          <style:tab-stop style:position="11.003cm"/>
          <style:tab-stop style:position="11.502cm"/>
          <style:tab-stop style:position="12.002cm"/>
          <style:tab-stop style:position="12.502cm"/>
          <style:tab-stop style:position="13.002cm"/>
          <style:tab-stop style:position="13.503cm"/>
          <style:tab-stop style:position="14.004cm"/>
          <style:tab-stop style:position="14.503cm"/>
          <style:tab-stop style:position="15.004cm"/>
          <style:tab-stop style:position="15.503cm"/>
        </style:tab-stops>
      </style:paragraph-properties>
      <style:text-properties officeooo:paragraph-rsid="001c434d"/>
    </style:style>
    <style:style style:name="P59" style:family="paragraph" style:parent-style-name="Titre_20_4">
      <style:paragraph-properties fo:text-align="center" style:justify-single-word="false"/>
    </style:style>
    <style:style style:name="T1" style:family="text">
      <style:text-properties fo:font-size="10pt" fo:background-color="#00ff00" loext:char-shading-value="0" style:font-size-asian="10pt" style:font-size-complex="10pt"/>
    </style:style>
    <style:style style:name="T2" style:family="text">
      <style:text-properties fo:font-size="10pt" fo:background-color="#00ff00" loext:char-shading-value="0" style:font-size-asian="10pt" style:font-size-complex="10pt" style:font-weight-complex="bold"/>
    </style:style>
    <style:style style:name="T3" style:family="text">
      <style:text-properties style:font-name="Arial" style:font-name-complex="Arial"/>
    </style:style>
    <style:style style:name="T4" style:family="text">
      <style:text-properties fo:background-color="#00ff00" loext:char-shading-value="0"/>
    </style:style>
    <style:style style:name="T5" style:family="text">
      <style:text-properties fo:background-color="#00ff00" loext:char-shading-value="0" style:font-weight-complex="bold"/>
    </style:style>
    <style:style style:name="T6" style:family="text">
      <style:text-properties fo:font-size="8pt" fo:background-color="#00ff00" loext:char-shading-value="0" style:font-size-asian="8pt" style:font-size-complex="8pt"/>
    </style:style>
    <style:style style:name="T7" style:family="text">
      <style:text-properties fo:font-size="8pt" style:font-size-asian="8pt" style:font-size-complex="8pt"/>
    </style:style>
    <style:style style:name="T8" style:family="text">
      <style:text-properties fo:language="de" fo:country="DE" fo:font-weight="bold" fo:background-color="#00ff00" loext:char-shading-value="0" style:font-weight-asian="bold" style:font-weight-complex="bold"/>
    </style:style>
    <style:style style:name="T9" style:family="text">
      <style:text-properties fo:language="de" fo:country="DE" fo:font-weight="bold" fo:background-color="#ffff00" loext:char-shading-value="0" style:font-weight-asian="bold" style:font-weight-complex="bold"/>
    </style:style>
    <style:style style:name="T10" style:family="text">
      <style:text-properties fo:color="#ff0000"/>
    </style:style>
    <style:style style:name="T11" style:family="text">
      <style:text-properties fo:color="#ff0000" fo:background-color="#ffff00" loext:char-shading-value="0"/>
    </style:style>
    <style:style style:name="T12" style:family="text">
      <style:text-properties fo:font-weight="bold" fo:background-color="#00ff00" loext:char-shading-value="0" style:font-weight-asian="bold"/>
    </style:style>
    <style:style style:name="T13" style:family="text">
      <style:text-properties fo:font-weight="bold" fo:background-color="#00ff00" loext:char-shading-value="0"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fo:background-color="#ffff00" loext:char-shading-value="0" style:font-weight-asian="bold"/>
    </style:style>
    <style:style style:name="T16" style:family="text">
      <style:text-properties fo:font-weight="bold" fo:background-color="#c0c0c0" loext:char-shading-value="0" style:font-weight-asian="bold" style:font-weight-complex="bold"/>
    </style:style>
    <style:style style:name="T17" style:family="text">
      <style:text-properties fo:font-size="11pt" fo:font-weight="bold" style:font-size-asian="11pt" style:font-weight-asian="bold" style:font-size-complex="11pt"/>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style:font-size-asian="11pt" style:font-size-complex="11pt"/>
    </style:style>
    <style:style style:name="T20" style:family="text">
      <style:text-properties fo:background-color="#ffff00" loext:char-shading-value="0"/>
    </style:style>
    <style:style style:name="T21" style:family="text">
      <style:text-properties style:font-weight-complex="bold"/>
    </style:style>
    <style:style style:name="T22" style:family="text">
      <style:text-properties style:text-underline-style="solid" style:text-underline-width="auto" style:text-underline-color="font-color" style:text-underline-mode="continuous" style:text-overline-mode="continuous" style:text-line-through-mode="continuous"/>
    </style:style>
    <style:style style:name="T2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4"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29"/>
      <text:p text:style-name="P30">PRÉFÈTE DE L’ESSONNE</text:p>
      <text:p text:style-name="P29"/>
      <table:table table:name="Table1" table:style-name="Table1">
        <table:table-column table:style-name="Table1.A"/>
        <table:table-column table:style-name="Table1.B"/>
        <table:table-row>
          <table:table-cell table:style-name="Table1.A1" office:value-type="string">
            <text:p text:style-name="P28"><text:span text:style-name="Police_20_par_20_défaut"><text:span text:style-name="T7">[001ENTETE]</text:span></text:span></text:p>
            <text:p text:style-name="P31"/>
          </table:table-cell>
          <table:table-cell table:style-name="Table1.A1" office:value-type="string">
            <text:p text:style-name="P34"/>
          </table:table-cell>
        </table:table-row>
      </table:table>
      <text:p text:style-name="Normal"/>
      <text:p text:style-name="P7">REFERENCE A RAPPELER</text:p>
      <text:p text:style-name="P35"><text:span text:style-name="Police_20_par_20_défaut"><text:span text:style-name="T8">{numWinPrev}</text:span></text:span></text:p>
      <text:p text:style-name="P35"><text:span text:style-name="Police_20_par_20_défaut"><text:span text:style-name="T9">{idDossier}</text:span></text:span></text:p>
      <text:p text:style-name="P49"><text:span text:style-name="Police_20_par_20_défaut"><text:span text:style-name="T9">{objetDossier}</text:span></text:span></text:p>
      <text:p text:style-name="P8"/>
      <text:p text:style-name="P7"/>
      <text:p text:style-name="P7">Affaire suivie par</text:p>
      <text:p text:style-name="P58">[!-- BEGIN preventionnistes <text:span text:style-name="Police_20_par_20_défaut"><text:span text:style-name="T11">--] {grade} {prenom} {nom} </text:span></text:span>[!-- END preventionnistes <text:span text:style-name="Police_20_par_20_défaut"><text:span text:style-name="T11">--</text:span></text:span>]</text:p>
      <text:p text:style-name="Normal"/>
      <text:p text:style-name="P57">{idPieceJointe}</text:p>
      <text:p text:style-name="P50">{nomPieceJointe}</text:p>
      <text:p text:style-name="Normal"/>
      <text:p text:style-name="P10">P R O C E S – V E R B A L</text:p>
      <text:p text:style-name="P9"><text:s/></text:p>
      <text:p text:style-name="P3">DE LA SOUS-COMMISSION DEPARTEMENTALE</text:p>
      <text:p text:style-name="P3">POUR LA SECURITE CONTRE LES RISQUES D’INCENDIE ET DE PANIQUE</text:p>
      <text:p text:style-name="P3">DANS LES ETABLISSEMENTS RECEVANT DU PUBLIC</text:p>
      <text:p text:style-name="P3">ET DANS LES IMMEUBLES DE GRANDE HAUTEUR</text:p>
      <text:p text:style-name="P3"/>
      <text:p text:style-name="Normal"/>
      <text:h text:style-name="Titre_20_4" text:outline-level="4">EVRY, le <text:span text:style-name="Police_20_par_20_défaut"><text:span text:style-name="T4">{dateComm}</text:span></text:span></text:h>
      <text:p text:style-name="P11"/>
      <text:p text:style-name="P14"><text:span text:style-name="Police_20_par_20_défaut"><text:span text:style-name="T12">{natureDossier}</text:span></text:span><text:span text:style-name="Police_20_par_20_défaut"><text:span text:style-name="T14"> N°: </text:span></text:span><text:span text:style-name="Police_20_par_20_défaut"><text:span text:style-name="T12">{numDocUrba}</text:span></text:span><text:span text:style-name="Police_20_par_20_défaut"><text:span text:style-name="T14"> déposée le</text:span></text:span><text:span text:style-name="Police_20_par_20_défaut"><text:span text:style-name="T17"> </text:span></text:span><text:span text:style-name="Police_20_par_20_défaut"><text:span text:style-name="T12">{dateDepotMairie}</text:span></text:span><text:span text:style-name="Police_20_par_20_défaut"><text:span text:style-name="T17"> (</text:span></text:span><text:span text:style-name="Police_20_par_20_défaut"><text:span text:style-name="T14">reçue le </text:span></text:span><text:span text:style-name="Police_20_par_20_défaut"><text:span text:style-name="T12">{dateDepotSec}</text:span></text:span><text:span text:style-name="Police_20_par_20_défaut"><text:span text:style-name="T14"> – pièces complémentaires reçues).</text:span></text:span></text:p>
      <text:p text:style-name="P11"/>
      <text:p text:style-name="Normal"><text:span text:style-name="Police_20_par_20_défaut"><text:span text:style-name="T14">PETITIONNAIRE : </text:span></text:span><text:span text:style-name="Police_20_par_20_défaut"><text:span text:style-name="T12">{demandeurDossier}</text:span></text:span></text:p>
      <text:p text:style-name="P11"/>
      <text:h text:style-name="Titre_20_4" text:outline-level="4">OBJET : <text:span text:style-name="Police_20_par_20_défaut"><text:span text:style-name="T4">{objetDossier}</text:span></text:span> - Demande de dérogation à l’article <text:span text:style-name="Police_20_par_20_défaut"><text:span text:style-name="T4">{reglesDerog}</text:span></text:span></text:h>
      <text:p text:style-name="P11"/>
      <text:p text:style-name="Normal"><text:span text:style-name="Police_20_par_20_défaut"><text:span text:style-name="T14">COMMUNE DE : </text:span></text:span><text:span text:style-name="Police_20_par_20_défaut"><text:span text:style-name="T12">{communeEtab}</text:span></text:span></text:p>
      <text:p text:style-name="Normal"/>
      <text:p text:style-name="P15"><text:span text:style-name="Police_20_par_20_défaut"><text:span text:style-name="T14">P.J. : </text:span></text:span><text:span text:style-name="Police_20_par_20_défaut"><text:span text:style-name="T19"><text:tab/></text:span></text:span><text:span text:style-name="Police_20_par_20_défaut"><text:span text:style-name="T18">1 Fiche Technique « PlanInterERP-2006.1 » </text:span></text:span></text:p>
      <text:p text:style-name="Normal"/>
      <text:p text:style-name="Corps_20_de_20_texte"><text:tab/>Le vendredi <text:span text:style-name="Police_20_par_20_défaut"><text:span text:style-name="T4">{dateComm}</text:span></text:span> à 9h30, les membres de la Sous-Commission Départementale pour la sécurité contre les risques d’incendie et de panique dans les E.R.P. et les I.G.H. se sont réunis pour émettre un avis relatif à une demande de <text:span text:style-name="Police_20_par_20_défaut"><text:span text:style-name="T4">{natureDossier}</text:span></text:span> présentée <text:span text:style-name="Police_20_par_20_défaut"><text:span text:style-name="T10">par </text:span></text:span><text:span text:style-name="Police_20_par_20_défaut"><text:span text:style-name="T12">{demandeurDossier}</text:span></text:span><text:span text:style-name="Police_20_par_20_défaut"><text:span text:style-name="T10"> et portant sur la réalisation de avec demande de dérogation à l’article</text:span></text:span> <text:span text:style-name="Police_20_par_20_défaut"><text:span text:style-name="T4">{reglesDerog}</text:span></text:span> pour <text:span text:style-name="Police_20_par_20_défaut"><text:span text:style-name="T4">{etablissementLibelle}</text:span></text:span> sur un terrain sis <text:span text:style-name="Police_20_par_20_défaut"><text:span text:style-name="T15">{</text:span></text:span><text:span text:style-name="Police_20_par_20_défaut"><text:span text:style-name="T20">etablissementAdresse}</text:span></text:span><text:span text:style-name="Police_20_par_20_défaut"><text:span text:style-name="T19"> </text:span></text:span>à <text:span text:style-name="Police_20_par_20_défaut"><text:span text:style-name="T4">{communeEtab}</text:span></text:span><text:span text:style-name="Police_20_par_20_défaut"><text:span text:style-name="T21">.</text:span></text:span></text:p>
      <text:p text:style-name="Corps_20_de_20_texte"/>
      <text:p text:style-name="P33"/>
      <text:h text:style-name="Titre_20_1" text:outline-level="1">COMPOSITION DE LA SOUS-COMMISSION</text:h>
      <text:p text:style-name="P16"/>
      <text:p text:style-name="P16"/>
      <text:p text:style-name="P16"><text:tab/>Voir feuille de présence annexée au procès-verbal.</text:p>
      <text:p text:style-name="P16"/>
      <text:p text:style-name="P16"/>
      <text:h text:style-name="Titre_20_1" text:outline-level="1">DESCRIPTIF</text:h>
      <text:p text:style-name="P16"/>
      <text:h text:style-name="P54" text:outline-level="2">Historique</text:h>
      <text:p text:style-name="P37">Cet historique a été réalisé à partir des pièces administratives (Avis du SDIS, Procès-verbaux des différentes commissions) présentes dans le dossier du Service Prévention et comprend :</text:p>
      <text:list xml:id="list1052730426" text:style-name="L1">
        <text:list-item>
          <text:p text:style-name="P51"/>
        </text:list-item>
      </text:list>
      <text:p text:style-name="P16"/>
      <text:h text:style-name="Titre_20_2" text:outline-level="2">Pieces complémentaires</text:h>
      <text:list xml:id="list133955717409120" text:continue-numbering="true" text:style-name="L1">
        <text:list-item>
          <text:p text:style-name="P51"/>
        </text:list-item>
      </text:list>
      <text:p text:style-name="P16"/>
      <text:h text:style-name="Titre_20_2" text:outline-level="2">Projet</text:h>
      <text:p text:style-name="P41"><text:tab/>Le programme prévoit </text:p>
      <text:p text:style-name="P37"/>
      <text:p text:style-name="P41"><text:tab/>Après travaux, l’établissement comprendra :</text:p>
      <text:h text:style-name="P54" text:outline-level="2">SOUS-SOL</text:h>
      <text:list xml:id="list133955402603663" text:continue-numbering="true" text:style-name="L1">
        <text:list-item>
          <text:p text:style-name="P51"/>
        </text:list-item>
      </text:list>
      <text:p text:style-name="P32"/>
      <text:h text:style-name="P54" text:outline-level="2">REZ-DE-CHAUSSEE</text:h>
      <text:list xml:id="list133956051848628" text:continue-numbering="true" text:style-name="L1">
        <text:list-item>
          <text:p text:style-name="P51"/>
        </text:list-item>
      </text:list>
      <text:p text:style-name="P32"/>
      <text:h text:style-name="P54" text:outline-level="2">ETAGE</text:h>
      <text:list xml:id="list133956499465198" text:continue-numbering="true" text:style-name="L1">
        <text:list-item>
          <text:p text:style-name="P51"/>
        </text:list-item>
      </text:list>
      <text:p text:style-name="P16"/>
      <text:h text:style-name="Titre_20_2" text:outline-level="2">Caractéristiques de l’établissement</text:h>
      <text:list xml:id="list133956444213550" text:continue-numbering="true" text:style-name="L1">
        <text:list-item>
          <text:p text:style-name="P51"/>
        </text:list-item>
      </text:list>
      <text:p text:style-name="P16"/>
      <text:h text:style-name="Titre_20_2" text:outline-level="2">Effectif</text:h>
      <text:p text:style-name="P12"/>
      <text:p text:style-name="Normal"><text:tab/><text:span text:style-name="Police_20_par_20_défaut"><text:span text:style-name="T22">Référence</text:span></text:span> : article <text:s text:c="4"/>de l’arrêté du </text:p>
      <text:p text:style-name="Normal"><text:tab/><text:span text:style-name="Police_20_par_20_défaut"><text:span text:style-name="T22">Mode de calcul</text:span></text:span> : </text:p>
      <text:p text:style-name="P12"/>
      <table:table table:name="Table2" table:style-name="Table2">
        <table:table-column table:style-name="Table2.A"/>
        <table:table-column table:style-name="Table2.B"/>
        <table:table-row>
          <table:table-cell table:style-name="Table2.A1" office:value-type="string">
            <text:h text:style-name="P59" text:outline-level="4">Public</text:h>
          </table:table-cell>
          <table:table-cell table:style-name="Table2.A1" office:value-type="string">
            <text:p text:style-name="P22">{numPublic} personnes</text:p>
          </table:table-cell>
        </table:table-row>
        <table:table-row>
          <table:table-cell table:style-name="Table2.A1" office:value-type="string">
            <text:h text:style-name="P59" text:outline-level="4">Personnel</text:h>
          </table:table-cell>
          <table:table-cell table:style-name="Table2.A1" office:value-type="string">
            <text:p text:style-name="P22">{numPersonnel} personnes</text:p>
          </table:table-cell>
        </table:table-row>
        <table:table-row table:style-name="Table2.3">
          <table:table-cell table:style-name="Table2.A3" office:value-type="string">
            <text:p text:style-name="P5"><text:span text:style-name="Police_20_par_20_défaut"><text:span text:style-name="T16">TOTAL</text:span></text:span></text:p>
          </table:table-cell>
          <table:table-cell table:style-name="Table2.A3" office:value-type="string">
            <text:p text:style-name="P23"><text:span text:style-name="Police_20_par_20_défaut"><text:span text:style-name="T12">{numTotal}</text:span></text:span><text:span text:style-name="Police_20_par_20_défaut"><text:span text:style-name="T13"> personnes</text:span></text:span></text:p>
          </table:table-cell>
        </table:table-row>
      </table:table>
      <text:p text:style-name="P16"/>
      <text:h text:style-name="P55" text:outline-level="2">Dégagements</text:h>
      <text:list xml:id="list2940393477" text:style-name="L2">
        <text:list-item>
          <text:p text:style-name="P53"/>
        </text:list-item>
      </text:list>
      <text:p text:style-name="P26"/>
      <text:p text:style-name="P26"/>
      <text:h text:style-name="Titre_20_2" text:outline-level="2">Demande de dérogation</text:h>
      <text:p text:style-name="P37"><text:tab/>Le pétitionnaire sollicite les membres de la sous-commission de déroger au <text:span text:style-name="Police_20_par_20_défaut"><text:span text:style-name="T14">paragraphe <text:s text:c="3"/>de l’article </text:span></text:span>: <text:span text:style-name="Police_20_par_20_défaut"><text:span text:style-name="T4">{reglesDerog}</text:span></text:span></text:p>
      <text:p text:style-name="P16"/>
      <text:p text:style-name="P16"/>
      <text:h text:style-name="Titre_20_3" text:outline-level="3">Mesures réalisées au projet</text:h>
      <text:p text:style-name="P16"><text:tab/><text:span text:style-name="Police_20_par_20_défaut"><text:span text:style-name="T4">{justificationDerog}</text:span></text:span></text:p>
      <text:p text:style-name="P26"/>
      <text:h text:style-name="Titre_20_3" text:outline-level="3">Mesures compensatoires prévues</text:h>
      <text:p text:style-name="P16"><text:tab/><text:span text:style-name="Police_20_par_20_défaut"><text:span text:style-name="T4">{mesuresCompensatoiresDerog}</text:span></text:span></text:p>
      <text:p text:style-name="P26"/>
      <text:h text:style-name="Titre_20_3" text:outline-level="3">Mesures compensatoires demandées par les membres de la Sous-Commission</text:h>
      <text:p text:style-name="P16"><text:tab/><text:span text:style-name="Police_20_par_20_défaut"><text:span text:style-name="T4">{mesuresComplementairesDerog}</text:span></text:span></text:p>
      <text:p text:style-name="P26"/>
      <text:p text:style-name="P26"/>
      <text:h text:style-name="Titre_20_1" text:outline-level="1">REGLEMENTATION</text:h>
      <text:p text:style-name="P16"/>
      <text:p text:style-name="P42"><text:tab/>Cet établissement est soumis aux dispositions du règlement de sécurité du 25 Juin 1980 modifié, contre les risques d'incendie et de panique dans les établissements recevant du public, annexé au code de la construction et de l'habitation (décret du 31 Mai 1978, articles R 123-1 à R 123-55). </text:p>
      <text:p text:style-name="P42"/>
      <text:p text:style-name="P24"><text:tab/>Il est classé dans le type <text:span text:style-name="Police_20_par_20_défaut"><text:span text:style-name="T4">{typeLettreP}</text:span></text:span><text:span text:style-name="Police_20_par_20_défaut"><text:span text:style-name="T18"> </text:span></text:span><text:span text:style-name="Police_20_par_20_défaut"><text:span text:style-name="T21">en </text:span></text:span><text:span text:style-name="Police_20_par_20_défaut"><text:span text:style-name="T4">{categorieEtab}</text:span></text:span><text:span text:style-name="Police_20_par_20_défaut"><text:span text:style-name="T14"> </text:span></text:span><text:span text:style-name="Police_20_par_20_défaut"><text:span text:style-name="T21">catégorie avec des aménagements du</text:span></text:span><text:span text:style-name="Police_20_par_20_défaut"><text:span text:style-name="T14"> </text:span></text:span><text:span text:style-name="Police_20_par_20_défaut"><text:span text:style-name="T21">type </text:span></text:span><text:span text:style-name="Police_20_par_20_défaut"><text:span text:style-name="T20">{typeLettreS}.</text:span></text:span></text:p>
      <text:p text:style-name="P42"/>
      <text:p text:style-name="P39"/>
      <text:p text:style-name="P42"><text:tab/>En conséquence, la construction et les divers aménagements doivent répondre en tous points au texte précité.</text:p>
      <text:p text:style-name="P39"/>
      <text:p text:style-name="P42"><text:tab/>Par ailleurs, les constructeurs et installateurs sont tenus, chacun en ce qui le concerne, de s'assurer que les installations ou équipements sont réalisés en conformité avec les dispositions de la présente réglementation ; le contrôle exercé par l'administration ne les dégage pas des responsabilités qui leur incombent personnellement (Art. R 123-43 du code susvisé).</text:p>
      <text:p text:style-name="P39"/>
      <text:p text:style-name="P37"><text:tab/><text:span text:style-name="Police_20_par_20_défaut"><text:span text:style-name="T14">Avant l'ouverture au public, la commission de sécurité compétente devra être convoquée par son président afin de contrôler la réalisation des mesures de protection contre les risques d'incendie et de panique.</text:span></text:span></text:p>
      <text:p text:style-name="P25"/>
      <text:p text:style-name="P44">Sécurité des personnes handicapées</text:p>
      <text:p text:style-name="P43"><text:tab/>En application de l'article R. 123-4 du code de la construction et de l'habitation (CCH) et du <text:a xlink:type="simple" xlink:href="http://www.legifrance.gouv.fr/affichTexteArticle.do;jsessionid=2CB8090B100A2988850989218B02DC30.tpdjo09v_2?idArticle=LEGIARTI000021045285&amp;cidTexte=LEGITEXT000021045273&amp;dateTexte=20100103" office:target-frame-name="_top" xlink:show="replace" text:style-name="Internet_20_link" text:visited-style-name="Visited_20_Internet_20_Link"><text:span text:style-name="Police_20_par_20_défaut"><text:span text:style-name="T22">Décret n°2009-1119 du 16 septembre 2009 (art. 5)</text:span></text:span></text:a><text:span text:style-name="Police_20_par_20_défaut"><text:span text:style-name="T22">, </text:span></text:span><text:span text:style-name="Police_20_par_20_défaut"><text:span text:style-name="T23">les dispositions de l'arrêté NOR: IOCE0922220A du 24 septembre 2009 (modifiant le règlement de sécurité) relatives à l’évacuation des personnes handicapées (Art. GN 8 et CO…) devront être prises en compte</text:span></text:span>.</text:p>
      <text:p text:style-name="P43"/>
      <text:p text:style-name="P43"/>
      <text:h text:style-name="Titre_20_1" text:outline-level="1"><text:soft-page-break/>AVIS DE LA SOUS-COMMISSION</text:h>
      <text:p text:style-name="P16"/>
      <text:p text:style-name="P16"/>
      <text:p text:style-name="P37"><text:tab/>Les membres de la sous-commission émettent un <text:span text:style-name="Police_20_par_20_défaut"><text:span text:style-name="T14">AVIS FAVORABLE</text:span></text:span> à la réalisation des travaux et à la demande de dérogation à l’article <text:span text:style-name="Police_20_par_20_défaut"><text:span text:style-name="T4">{reglesDerog}</text:span></text:span> .</text:p>
      <text:p text:style-name="P37"/>
      <text:p text:style-name="P37"><text:tab/>Toutefois, et en complément des dispositions prévues dans la notice de sécurité jointe au dossier, les prescriptions suivantes devront être prises en compte dans la réalisation de ce projet.</text:p>
      <text:p text:style-name="P13"/>
      <text:h text:style-name="Titre_20_4" text:outline-level="4">OBLIGATION ADMINISTRATIVE </text:h>
      <text:h text:style-name="Titre_20_6" text:outline-level="6">Fournir un rapport établi par un organisme de contrôle agréé, conformément aux dispositions du décret n° 78-1146 du 7 décembre 1978, concernant l’agrément des contrôleurs techniques et le contrôle technique obligatoire prévu aux articles L 111-25 et L 111-26 du code de la construction et de l’habitation.</text:h>
      <text:p text:style-name="Normal"/>
      <text:p text:style-name="P45">Sécurité des personnes handicapées</text:p>
      <text:h text:style-name="Titre_20_6" text:outline-level="6">Assurer la perceptibilité de l’alarme incendie par les personnes handicapées (physiques, sensorielles…) pouvant se trouver isolées des autres (WC, vestiaires…) (Art <text:a xlink:type="simple" xlink:href="http://www.legifrance.gouv.fr/affichTexteArticle.do;jsessionid=3972DD4AA67D88599CC36C97C8C1BD85.tpdjo13v_1?idArticle=LEGIARTI000021231094&amp;cidTexte=JORFTEXT000000290033&amp;dateTexte=20100123" office:target-frame-name="_top" xlink:show="replace" text:style-name="Internet_20_link" text:visited-style-name="Visited_20_Internet_20_Link">GN 8</text:a>, <text:a xlink:type="simple" xlink:href="http://www.legifrance.gouv.fr/affichTexteArticle.do;jsessionid=3972DD4AA67D88599CC36C97C8C1BD85.tpdjo13v_1?idArticle=LEGIARTI000021231055&amp;cidTexte=JORFTEXT000000290033&amp;dateTexte=20100123" office:target-frame-name="_top" xlink:show="replace" text:style-name="Internet_20_link" text:visited-style-name="Visited_20_Internet_20_Link">MS 64</text:a>).</text:h>
      <text:h text:style-name="Titre_20_6" text:outline-level="6"/>
      <text:h text:style-name="Titre_20_6" text:outline-level="6">Formaliser dans le registre de sécurité des modalités d’évacuation ou de mise à l’abri préalable des occupants ne pouvant évacuer ou être évacués rapidement en cas d’incendie. (Art <text:a xlink:type="simple" xlink:href="http://www.legifrance.gouv.fr/affichTexteArticle.do;jsessionid=3972DD4AA67D88599CC36C97C8C1BD85.tpdjo13v_1?idArticle=LEGIARTI000021231094&amp;cidTexte=JORFTEXT000000290033&amp;dateTexte=20100123" office:target-frame-name="_top" xlink:show="replace" text:style-name="Internet_20_link" text:visited-style-name="Visited_20_Internet_20_Link">GN 8</text:a>).</text:h>
      <text:p text:style-name="Normal"/>
      <text:p text:style-name="P16"/>
      <text:h text:style-name="Titre_20_4" text:outline-level="4">DEFENSE EXTERIEURE CONTRE L'INCENDIE</text:h>
      <text:p text:style-name="P17"/>
      <text:p text:style-name="P38"/>
      <text:h text:style-name="Titre_20_4" text:outline-level="4">REMARQUE IMPORTANTE</text:h>
      <text:p text:style-name="P36"/>
      <text:h text:style-name="Titre_20_6" text:outline-level="6">Il appartient à l'exploitant de ne pas faire effectuer, en présence du public, des travaux qui feraient courir un danger quelconque à ce dernier ou qui apporteraient une gêne à son évacuation. (Art. GN 13).</text:h>
      <text:p text:style-name="P40"/>
      <text:p text:style-name="P16"/>
      <text:p text:style-name="P18">LE PRESIDENT<text:tab/>LE MAIRE<text:tab/>LE SIDPC</text:p>
      <text:p text:style-name="P16"/>
      <text:p text:style-name="P16"/>
      <text:p text:style-name="P16"/>
      <text:p text:style-name="P16"/>
      <text:p text:style-name="P16"/>
      <text:p text:style-name="P16"/>
      <text:p text:style-name="P19">LE DDSP<text:tab/>LE DDT<text:tab/>LE DDSIS</text:p>
      <text:p text:style-name="P16"/>
      <text:p text:style-name="P16"/>
      <text:p text:style-name="P16"/>
      <text:p text:style-name="P16"/>
      <text:p text:style-name="P16"/>
      <text:p text:style-name="P46"><text:soft-page-break/><text:tab/>« les renseignements contenus dans ce procès-verbal font l’objet d’un traitement automatisé en application de la loi n° 78.17 du 6 janvier 1978 relative à l’informatique, aux fichiers et aux libertés et à l’arrêté du 22 janvier 1998 relatif à la création dans les préfectures d’un traitement automatisé de gestion de la liste des établissements recevant du public ».</text:p>
      <text:h text:style-name="P56" text:outline-level="7">AVIS DE LA SOUS-COMMISSION</text:h>
      <text:p text:style-name="P16"/>
      <text:p text:style-name="P16"/>
      <text:p text:style-name="Corps_20_de_20_texte"><text:tab/>En application de l’article 12 du Décret n° 95-260 du 8 mars 1995, le Maire étant absent, la Sous-Commission n’a pu délibérer.</text:p>
      <text:p text:style-name="P16"/>
      <text:p text:style-name="P16"/>
      <text:p text:style-name="P16"/>
      <text:p text:style-name="P16"/>
      <text:p text:style-name="P20">LE PRESIDENT<text:tab/>LE SIDPC</text:p>
      <text:p text:style-name="P16"/>
      <text:p text:style-name="P16"/>
      <text:p text:style-name="P16"/>
      <text:p text:style-name="P16"/>
      <text:p text:style-name="P16"/>
      <text:p text:style-name="P16"/>
      <text:p text:style-name="P21">LE DDSP<text:tab/>LE DDT<text:tab/>LE DDSIS</text:p>
      <text:p text:style-name="P16"/>
      <text:p text:style-name="P16"/>
      <text:p text:style-name="P16"/>
      <text:p text:style-name="P16"/>
      <text:p text:style-name="P16"/>
      <text:p text:style-name="P47"/>
      <text:p text:style-name="P48">NOTE A L’INTENTION DU SERVICE INSTRUCTEUR</text:p>
      <text:p text:style-name="P47"/>
      <text:p text:style-name="P47"><text:tab/>Les réunions des Commissions d’Arrondissement sont établies selon une <text:s/>programmation :</text:p>
      <text:p text:style-name="P47"/>
      <text:p text:style-name="P47"><text:tab/>- bimensuelle pour les Arrondissements d’EVRY et PALAISEAU</text:p>
      <text:p text:style-name="P47"><text:tab/>- mensuelle pour l’Arrondissement d’ETAMPES et la Sous-Commission </text:p>
      <text:p text:style-name="P47">Départementale.</text:p>
      <text:p text:style-name="P47"/>
      <text:p text:style-name="P47"><text:tab/>En conséquence, il appartient au service instructeur de proroger les délais d’instruction de ce dossier si nécessaire, le permis de construire ou l’autorisation de travaux ne pouvant être délivré qu’après avis de cette commission (Art. L 421-3 du Code de l’Urbanisme et R 123-22 et 23 du Code de la Construction et de l’Habitation.</text:p>
      <text:p text:style-name="P4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style:letter-kerning="true" style:font-name-asian="SimSun" style:font-family-asian="SimSun" style:font-family-generic-asian="system" style:font-pitch-asian="variable" style:font-size-asian="12pt" style:language-asian="zh" style:country-asian="CN" style:font-name-complex="Tahoma" style:font-family-complex="Tahoma" style:font-family-generic-complex="swiss" style:font-pitch-complex="variable" style:font-size-complex="12pt" style:language-complex="hi" style:country-complex="IN" fo:hyphenate="false"/>
    </style:style>
    <style:style style:name="Titre_20_1" style:display-name="Titre 1" style:family="paragraph" style:parent-style-name="Normal" style:next-style-name="Normal" style:default-outline-level="1">
      <style:paragraph-properties fo:text-align="justify" style:justify-single-word="false" fo:hyphenation-ladder-count="no-limit">
        <style:tab-stops>
          <style:tab-stop style:position="-1.905cm"/>
          <style:tab-stop style:position="-0.039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fo:hyphenate="false"/>
    </style:style>
    <style:style style:name="Titre_20_2" style:display-name="Titre 2" style:family="paragraph" style:parent-style-name="Titre_20_4" style:next-style-name="Normal" style:default-outline-level="2">
      <style:paragraph-properties fo:line-height="0.423cm" fo:hyphenation-ladder-count="no-limit"/>
      <style:text-properties fo:font-variant="small-caps" fo:hyphenate="false"/>
    </style:style>
    <style:style style:name="Titre_20_3" style:display-name="Titre 3" style:family="paragraph" style:parent-style-name="Normal" style:next-style-name="Normal" style:default-outline-level="3">
      <style:paragraph-properties fo:text-align="justify" style:justify-single-word="false" fo:hyphenation-ladder-count="no-limi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fo:hyphenate="false"/>
    </style:style>
    <style:style style:name="Titre_20_4" style:display-name="Titre 4" style:family="paragraph" style:parent-style-name="Normal" style:next-style-name="Normal" style:default-outline-level="4">
      <style:paragraph-properties fo:hyphenation-ladder-count="no-limit" fo:keep-with-next="always"/>
      <style:text-properties fo:font-weight="bold" style:font-weight-asian="bold" style:font-weight-complex="bold" fo:hyphenate="false"/>
    </style:style>
    <style:style style:name="Titre_20_5" style:display-name="Titre 5" style:family="paragraph" style:parent-style-name="Titre_20_2" style:next-style-name="Normal" style:default-outline-level="5">
      <style:paragraph-properties fo:margin-top="0.212cm" fo:margin-bottom="0.212cm" loext:contextual-spacing="false" fo:hyphenation-ladder-count="no-limit"/>
      <style:text-properties fo:background-color="#c0c0c0" fo:hyphenate="false"/>
    </style:style>
    <style:style style:name="Titre_20_6" style:display-name="Titre 6" style:family="paragraph" style:parent-style-name="Normal" style:next-style-name="Normal" style:default-outline-level="6">
      <style:paragraph-properties fo:text-align="justify" style:justify-single-word="false" fo:hyphenation-ladder-count="no-limit">
        <style:tab-stops>
          <style:tab-stop style:position="-8.329cm"/>
        </style:tab-stops>
      </style:paragraph-properties>
      <style:text-properties fo:hyphenate="false"/>
    </style:style>
    <style:style style:name="Titre_20_7" style:display-name="Titre 7" style:family="paragraph" style:parent-style-name="Normal" style:next-style-name="Normal" style:default-outline-level="7">
      <style:paragraph-properties fo:text-align="justify" style:justify-single-word="false" fo:hyphenation-ladder-count="no-limit" fo:keep-with-next="always">
        <style:tab-stops>
          <style:tab-stop style:position="2.501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fo:hyphenate="false"/>
    </style:style>
    <style:style style:name="Normal" style:family="paragraph">
      <style:paragraph-properties fo:hyphenation-ladder-count="no-limit"/>
      <style:text-properties fo:font-size="12pt" style:font-size-asian="12pt" style:font-size-complex="12pt" fo:hyphenate="false"/>
    </style:style>
    <style:style style:name="Corps_20_de_20_texte" style:display-name="Corps de texte" style:family="paragraph" style:parent-style-name="Normal">
      <style:paragraph-properties fo:text-align="justify" style:justify-single-word="false" fo:hyphenation-ladder-count="no-limit">
        <style:tab-stops>
          <style:tab-stop style:position="2.501cm"/>
        </style:tab-stops>
      </style:paragraph-properties>
      <style:text-properties fo:hyphenate="false"/>
    </style:style>
    <style:style style:name="En-têt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style:style>
    <style:style style:name="Explorateur_20_de_20_documents" style:display-name="Explorateur de documents"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Corps_20_de_20_texte_20_2" style:display-name="Corps de texte 2" style:family="paragraph" style:parent-style-name="Normal">
      <style:paragraph-properties fo:margin-left="0cm" fo:margin-right="0cm" fo:line-height="0.423cm" fo:text-align="justify" style:justify-single-word="false" fo:hyphenation-ladder-count="no-limit" fo:text-indent="1.249cm" style:auto-text-indent="false">
        <style:tab-stops>
          <style:tab-stop style:position="2.501cm"/>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font-weight-complex="bold"/>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Titre_20_1_20_Car" style:display-name="Titre 1 Car"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family-complex="'Times New Roman'" style:font-family-generic-complex="roman" style:font-pitch-complex="variable" style:font-size-complex="12pt" style:font-weight-complex="bold"/>
    </style:style>
    <style:style style:name="Titre_20_2_20_Car" style:display-name="Titre 2 Car" style:family="text">
      <style:text-properties fo:font-variant="small-cap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Titre_20_3_20_Car" style:display-name="Titre 3 Car"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family-complex="'Times New Roman'" style:font-family-generic-complex="roman" style:font-pitch-complex="variable" style:font-size-complex="12pt" style:font-weight-complex="bold"/>
    </style:style>
    <style:style style:name="Titre_20_4_20_Car" style:display-name="Titre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Titre_20_6_20_Car" style:display-name="Titre 6 Car" style:family="text">
      <style:text-properties fo:font-size="12pt" style:font-size-asian="12pt" style:font-name-complex="Times New Roman" style:font-family-complex="'Times New Roman'" style:font-family-generic-complex="roman" style:font-pitch-complex="variable" style:font-size-complex="12pt"/>
    </style:style>
    <style:style style:name="Titre_20_7_20_Car" style:display-name="Titre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rps_20_de_20_texte_20_Car" style:display-name="Corps de texte Car" style:family="text">
      <style:text-properties fo:font-size="12pt" style:font-size-asian="12pt" style:font-name-complex="Times New Roman" style:font-family-complex="'Times New Roman'" style:font-family-generic-complex="roman" style:font-pitch-complex="variable" style:font-size-complex="12pt"/>
    </style:style>
    <style:style style:name="En-tête_20_Car" style:display-name="En-tête Car" style:family="text">
      <style:text-properties fo:font-size="12pt" style:font-size-asian="12pt" style:font-name-complex="Times New Roman" style:font-family-complex="'Times New Roman'" style:font-family-generic-complex="roman" style:font-pitch-complex="variable" style:font-size-complex="12pt"/>
    </style:style>
    <style:style style:name="Numéro_20_de_20_page" style:display-name="Numéro de page" style:family="text">
      <style:text-properties style:font-name-complex="Times New Roman" style:font-family-complex="'Times New Roman'" style:font-family-generic-complex="roman" style:font-pitch-complex="variable"/>
    </style:style>
    <style:style style:name="Pied_20_de_20_page_20_Car" style:display-name="Pied de page Car" style:family="text">
      <style:text-properties fo:font-size="12pt" style:font-size-asian="12pt" style:font-name-complex="Times New Roman" style:font-family-complex="'Times New Roman'" style:font-family-generic-complex="roman" style:font-pitch-complex="variable" style:font-size-complex="12pt"/>
    </style:style>
    <style:style style:name="Explorateur_20_de_20_documents_20_Car" style:display-name="Explorateur de documents Car" style:family="text">
      <style:text-properties style:font-name="Segoe UI" fo:font-family="'Segoe UI'" style:font-family-generic="swiss" style:font-pitch="variable" fo:font-size="8pt" style:font-size-asian="8pt" style:font-name-complex="Segoe UI" style:font-family-complex="'Segoe UI'" style:font-family-generic-complex="swiss" style:font-pitch-complex="variable" style:font-size-complex="8pt"/>
    </style:style>
    <style:style style:name="Corps_20_de_20_texte_20_2_20_Car" style:display-name="Corps de texte 2 Car" style:family="text">
      <style:text-properties fo:font-size="12pt" style:font-size-asian="12pt" style:font-name-complex="Times New Roman" style:font-family-complex="'Times New Roman'" style:font-family-generic-complex="roman" style:font-pitch-complex="variable" style:font-size-complex="12pt"/>
    </style:style>
    <style:style style:name="WW_5f_CharLFO2LVL1" style:display-name="WW_CharLFO2LVL1" style:family="text">
      <style:text-properties fo:font-weight="bold" style:font-weight-asian="bold" style:font-name-complex="Times New Roman" style:font-family-complex="'Times New Roman'" style:font-family-generic-complex="roman" style:font-pitch-complex="variable" style:font-weight-complex="bold"/>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weight="bold" style:font-weight-asian="bold" style:font-name-complex="Times New Roman" style:font-family-complex="'Times New Roman'" style:font-family-generic-complex="roman" style:font-pitch-complex="variable" style:font-weight-complex="bold"/>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weight="bold" style:font-weight-asian="bold" style:font-name-complex="Times New Roman" style:font-family-complex="'Times New Roman'" style:font-family-generic-complex="roman" style:font-pitch-complex="variable" style:font-weight-complex="bold"/>
    </style:style>
    <style:style style:name="WW_5f_CharOUTLINELVL6" style:display-name="WW_CharOUTLINELVL6"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text:style-name="WW_5f_CharOUTLINELVL6" style:num-suffix="." style:num-format="1">
        <style:list-level-properties text:list-level-position-and-space-mode="label-alignment">
          <style:list-level-label-alignment text:label-followed-by="listtab" fo:text-indent="-0.635cm" fo:margin-left="2.27cm"/>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text:style-name="WW_5f_CharLFO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2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text:style-name="WW_5f_CharLFO2LVL6"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
      <style:paragraph-properties fo:margin-left="0cm" fo:margin-right="0.635cm" fo:text-indent="0cm" style:auto-text-indent="false"/>
    </style:style>
    <style:style style:name="MP2" style:family="paragraph" style:parent-style-name="En-tête">
      <style:paragraph-properties fo:margin-left="8.234cm" fo:margin-right="0cm" fo:text-indent="6.752cm" style:auto-text-indent="false">
        <style:tab-stops>
          <style:tab-stop style:position="-0.233cm" style:type="center"/>
          <style:tab-stop style:position="7.768cm" style:type="right"/>
        </style:tab-stops>
      </style:paragraph-properties>
    </style:style>
    <style:style style:name="MP3" style:family="paragraph" style:parent-style-name="Normal">
      <style:paragraph-properties fo:text-align="center" style:justify-single-word="false" style:text-autospace="none">
        <style:tab-stops>
          <style:tab-stop style:position="8.001cm" style:type="center"/>
          <style:tab-stop style:position="16.002cm" style:type="right"/>
        </style:tab-stops>
      </style:paragraph-properties>
    </style:style>
    <style:style style:name="MP4" style:family="paragraph" style:parent-style-name="En-tête">
      <style:paragraph-properties fo:text-align="center" style:justify-single-word="false"/>
    </style:style>
    <style:style style:name="MP5" style:family="paragraph" style:parent-style-name="Normal">
      <style:paragraph-properties fo:text-align="center" style:justify-single-word="false">
        <style:tab-stops>
          <style:tab-stop style:position="8.001cm" style:type="center"/>
          <style:tab-stop style:position="16.002cm" style:type="right"/>
        </style:tab-stops>
      </style:paragraph-properties>
      <style:text-properties fo:font-size="8pt" style:font-size-asian="8pt" style:font-size-complex="8pt"/>
    </style:style>
    <style:style style:name="MT1" style:family="text"/>
    <style:style style:name="MT2" style:family="text">
      <style:text-properties fo:font-size="10pt" fo:background-color="#00ff00" loext:char-shading-value="0" style:font-size-asian="10pt" style:font-size-complex="10pt"/>
    </style:style>
    <style:style style:name="MT3" style:family="text">
      <style:text-properties fo:font-size="10pt" fo:background-color="#00ff00" loext:char-shading-value="0" style:font-size-asian="10pt" style:font-size-complex="10pt" style:font-weight-complex="bold"/>
    </style:style>
    <style:style style:name="MT4" style:family="text">
      <style:text-properties style:font-name="Arial" style:font-name-complex="Arial"/>
    </style:style>
    <style:style style:name="MT5" style:family="text">
      <style:text-properties fo:background-color="#00ff00" loext:char-shading-value="0"/>
    </style:style>
    <style:style style:name="MT6" style:family="text">
      <style:text-properties fo:background-color="#00ff00" loext:char-shading-value="0" style:font-weight-complex="bold"/>
    </style:style>
    <style:style style:name="MT7" style:family="text">
      <style:text-properties fo:font-size="8pt" fo:background-color="#00ff00" loext:char-shading-value="0" style:font-size-asian="8pt" style:font-size-complex="8pt"/>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cm" fo:border="none" style:writing-mode="lr-tb" draw:textarea-vertical-align="top"/>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Zone de texte 1" text:anchor-type="paragraph" svg:y="0.002cm" svg:width="0.041cm" style:rel-width="scale" svg:height="0cm" style:rel-height="scale" draw:z-index="5"><draw:text-box><text:p text:style-name="MP2"><text:span text:style-name="Numéro_20_de_20_page"><text:page-number text:select-page="current">5</text:page-number></text:span></text:p><text:p text:style-name="MP1"/></draw:text-box></draw:frame></text:p>
      </style:header>
      <style:footer>
        <text:p text:style-name="MP3"><text:span text:style-name="Police_20_par_20_défaut"><text:span text:style-name="MT2">{etablissementLibelle}</text:span></text:span><text:span text:style-name="Police_20_par_20_défaut"><text:span text:style-name="MT3"> </text:span></text:span><text:span text:style-name="Police_20_par_20_défaut"><text:span text:style-name="MT2"><text:s/>– {communeEtab}</text:span></text:span></text:p>
        <text:p text:style-name="MP3"><text:span text:style-name="Police_20_par_20_défaut"><text:span text:style-name="MT2">{dateComm}</text:span></text:span></text:p>
        <text:p text:style-name="Pied_20_de_20_page"/>
      </style:footer>
    </style:master-page>
    <style:master-page style:name="MPF0" style:page-layout-name="Mpm2" style:next-style-name="MP0">
      <style:header>
        <text:p text:style-name="MP4"><text:span text:style-name="Police_20_par_20_défaut"><text:span text:style-name="MT4"><draw:frame draw:style-name="Mfr2" draw:name="Image 1" text:anchor-type="as-char" svg:y="0cm" svg:width="3.452cm" style:rel-width="scale" svg:height="2.09cm" style:rel-height="scale" draw:z-index="0"><draw:image xlink:href="Pictures/20000050000033740000201D45A94C6EC47F971B.wmf" xlink:type="simple" xlink:show="embed" xlink:actuate="onLoad" loext:mime-type="image/x-wmf"/></draw:frame></text:span></text:span></text:p>
      </style:header>
      <style:footer>
        <text:p text:style-name="MP5">Toute correspondance doit être adressée de manière impersonnelle à Madame la Préfète de l’Essonne :</text:p>
        <text:p text:style-name="MP5">Service Départemental d’Incendie et de Secours – Groupement Prévention</text:p>
        <text:p text:style-name="MP5">1 rond point de l’espace BP 218 – 91007 Evry</text:p>
        <text:p text:style-name="Pied_20_de_20_page"/>
      </style:footer>
    </style:master-page>
    <style:master-page style:name="MP1" style:page-layout-name="Mpm2">
      <style:header>
        <text:p text:style-name="MP1"><draw:frame draw:style-name="Mfr1" draw:name="Zone de texte 3" text:anchor-type="paragraph" svg:y="0.002cm" svg:width="0.041cm" style:rel-width="scale" svg:height="0cm" style:rel-height="scale" draw:z-index="1"><draw:text-box><text:p text:style-name="MP2"><text:span text:style-name="Numéro_20_de_20_page"><text:page-number text:select-page="current">6</text:page-number></text:span></text:p><text:p text:style-name="MP1"/></draw:text-box></draw:frame></text:p>
      </style:header>
      <style:footer>
        <text:p text:style-name="MP3"><text:span text:style-name="Police_20_par_20_défaut"><text:span text:style-name="MT5">{etablissementLibelle}</text:span></text:span><text:span text:style-name="Police_20_par_20_défaut"><text:span text:style-name="MT6"> </text:span></text:span><text:span text:style-name="Police_20_par_20_défaut"><text:span text:style-name="MT7"><text:s/>– </text:span></text:span><text:span text:style-name="Police_20_par_20_défaut"><text:span text:style-name="MT5">{communeEtab}</text:span></text:span></text:p>
        <text:p text:style-name="MP3"><text:span text:style-name="Police_20_par_20_défaut"><text:span text:style-name="MT2">{dateComm}</text:span></text:span></text:p>
        <text:p text:style-name="Pied_20_de_20_pag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dc:title>REFERENCE A RAPPELER</dc:title>
    <dc:description/>
    <dc:subject/>
    <meta:initial-creator>.</meta:initial-creator>
    <meta:creation-date>2017-09-11T12:23:00Z</meta:creation-date>
    <dc:date>2017-10-13T13:39:53.906000000</dc:date>
    <meta:print-date>2000-10-20T13:51:00Z</meta:print-date>
    <meta:editing-cycles>19</meta:editing-cycles>
    <meta:editing-duration>PT2H34M33S</meta:editing-duration>
    <meta:document-statistic meta:table-count="2" meta:image-count="1" meta:object-count="0" meta:page-count="6" meta:paragraph-count="104" meta:word-count="971" meta:character-count="6558" meta:non-whitespace-character-count="5650"/>
    <meta:template xlink:type="simple" xlink:actuate="onRequest" xlink:title="" xlink:href="Normal.dotm"/>
  </office:meta>
</office:document-meta>
</file>